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521f"/>
    </style:style>
    <style:style style:name="P2" style:family="paragraph" style:parent-style-name="Standard">
      <style:paragraph-properties fo:break-before="page"/>
      <style:text-properties officeooo:paragraph-rsid="0007521f"/>
    </style:style>
    <style:style style:name="P3" style:family="paragraph" style:parent-style-name="Standard">
      <style:text-properties officeooo:paragraph-rsid="0007521f"/>
    </style:style>
    <style:style style:name="P4" style:family="paragraph" style:parent-style-name="Standard">
      <style:text-properties officeooo:rsid="00174a24" officeooo:paragraph-rsid="00174a24"/>
    </style:style>
    <style:style style:name="P5" style:family="paragraph" style:parent-style-name="Standard">
      <style:text-properties officeooo:paragraph-rsid="0018f7a2"/>
    </style:style>
    <style:style style:name="P6" style:family="paragraph" style:parent-style-name="Standard">
      <style:text-properties officeooo:rsid="001d9530" officeooo:paragraph-rsid="001d9530"/>
    </style:style>
    <style:style style:name="P7" style:family="paragraph" style:parent-style-name="Standard">
      <style:text-properties officeooo:rsid="00205898" officeooo:paragraph-rsid="00206142"/>
    </style:style>
    <style:style style:name="P8" style:family="paragraph" style:parent-style-name="Standard">
      <style:text-properties officeooo:rsid="00205898" officeooo:paragraph-rsid="00212fb2"/>
    </style:style>
    <style:style style:name="P9" style:family="paragraph" style:parent-style-name="Standard">
      <style:paragraph-properties fo:break-before="page"/>
      <style:text-properties officeooo:rsid="00174a24" officeooo:paragraph-rsid="00174a24"/>
    </style:style>
    <style:style style:name="T1" style:family="text">
      <style:text-properties officeooo:rsid="00205898"/>
    </style:style>
    <style:style style:name="T2" style:family="text">
      <style:text-properties officeooo:rsid="00212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OP DATABASE `mydb` ;<text:line-break/><text:line-break/>CREATE SCHEMA IF NOT EXISTS `mydb` ;<text:line-break/>USE `mydb` ;<text:line-break/><text:line-break/>-- -----------------------------------------------------<text:line-break/>-- Table `mydb`.`Equipe`<text:line-break/>-- -----------------------------------------------------<text:line-break/>CREATE TABLE IF NOT EXISTS `mydb`.`Equipe` (<text:line-break/> <text:s/>`idEquipe` INT NOT NULL AUTO_INCREMENT,<text:line-break/> <text:s/>`NomeEquipe` VARCHAR(45) NOT NULL,<text:line-break/> <text:s/>PRIMARY KEY (`idEquipe`),<text:line-break/> <text:s/>UNIQUE INDEX `NomeEquipe_UNIQUE` (`NomeEquipe` ASC) VISIBLE);<text:line-break/><text:line-break/><text:line-break/>-- -----------------------------------------------------<text:line-break/>-- Table `mydb`.`Colaborador`<text:line-break/>-- -----------------------------------------------------<text:line-break/>CREATE TABLE IF NOT EXISTS `mydb`.`Colaborador` (<text:line-break/> <text:s/>`idColaborador` INT NOT NULL AUTO_INCREMENT,<text:line-break/> <text:s/>`NomeColaborador` VARCHAR(45) NOT NULL,<text:line-break/> <text:s/>`CPF` VARCHAR(11) NOT NULL,<text:line-break/> <text:s/>`codColaborador` VARCHAR(45) NOT NULL,<text:line-break/> <text:s/>`endereco` VARCHAR(45) NULL,<text:line-break/> <text:s/>`Especialide` VARCHAR(45) NULL,<text:line-break/> <text:s/>`Equipe_idEquipe` INT NOT NULL,<text:line-break/> <text:s/>PRIMARY KEY (`idColaborador`, `Equipe_idEquipe`),<text:line-break/> <text:s/>INDEX `fk_Colaborador_Equipe1_idx` (`Equipe_idEquipe` ASC) VISIBLE,<text:line-break/> <text:s/>UNIQUE INDEX `CPF_UNIQUE` (`CPF` ASC) VISIBLE,<text:line-break/> <text:s/>CONSTRAINT `fk_Colaborador_Equipe1`<text:line-break/> <text:s text:c="3"/>FOREIGN KEY (`Equipe_idEquipe`)<text:line-break/> <text:s text:c="3"/>REFERENCES `mydb`.`Equipe` (`idEquipe`)<text:line-break/> <text:s text:c="3"/>ON DELETE NO ACTION<text:line-break/> <text:s text:c="3"/>ON UPDATE NO ACTION);<text:line-break/><text:line-break/><text:line-break/>-- -----------------------------------------------------<text:line-break/>-- Table `mydb`.`Produto`<text:line-break/>-- -----------------------------------------------------<text:line-break/>CREATE TABLE IF NOT EXISTS `mydb`.`Produto` (<text:line-break/> <text:s/>`idProduto` INT NOT NULL AUTO_INCREMENT,<text:line-break/> <text:s/>`Nome` VARCHAR(45) NOT NULL,<text:line-break/> <text:s/>`TipoProduto` VARCHAR(30) NOT NULL,<text:line-break/> <text:s/>`Valor` FLOAT NOT NULL,<text:line-break/> <text:s/>`Descricao` VARCHAR(45) NULL,<text:line-break/> <text:s/>PRIMARY KEY (`idProduto`),<text:line-break/> <text:s/>UNIQUE INDEX `Nome_UNIQUE` (`Nome` ASC) VISIBLE);<text:line-break/><text:line-break/><text:line-break/><text:soft-page-break/>-- -----------------------------------------------------<text:line-break/>-- Table `mydb`.`Fornecedor`<text:line-break/>-- -----------------------------------------------------<text:line-break/>CREATE TABLE IF NOT EXISTS `mydb`.`Fornecedor` (<text:line-break/> <text:s/>`idFornecedor` INT NOT NULL AUTO_INCREMENT,<text:line-break/> <text:s/>`Razao` VARCHAR(45) NOT NULL,<text:line-break/> <text:s/>`CNPJ` VARCHAR(14) NOT NULL,<text:line-break/> <text:s/>`Contato` INT NULL,<text:line-break/> <text:s/>`Email` VARCHAR(45) NULL,<text:line-break/> <text:s/>PRIMARY KEY (`idFornecedor`),<text:line-break/> <text:s/>UNIQUE INDEX `CNPJ_UNIQUE` (`CNPJ` ASC) VISIBLE);<text:line-break/><text:line-break/><text:line-break/>-- -----------------------------------------------------<text:line-break/>-- Table `mydb`.`Cliente`<text:line-break/>-- -----------------------------------------------------<text:line-break/>CREATE TABLE IF NOT EXISTS `mydb`.`Cliente` (<text:line-break/> <text:s/>`idCliente` INT NOT NULL AUTO_INCREMENT,<text:line-break/> <text:s/>`Nome` VARCHAR(45) NOT NULL,<text:line-break/> <text:s/>`CPFCNPJ` VARCHAR(14) NOT NULL,<text:line-break/> <text:s/>`Contato` VARCHAR(20) NOT NULL,<text:line-break/> <text:s/>`Email` VARCHAR(45) NOT NULL,<text:line-break/> <text:s/>PRIMARY KEY (`idCliente`),<text:line-break/> <text:s/>UNIQUE INDEX `CPFouCNPJ_UNIQUE` (`CPFCNPJ` ASC) VISIBLE);<text:line-break/><text:line-break/><text:line-break/>-- -----------------------------------------------------<text:line-break/>-- Table `mydb`.`Veiculo`<text:line-break/>-- -----------------------------------------------------<text:line-break/>CREATE TABLE IF NOT EXISTS `mydb`.`Veiculo` (<text:line-break/> <text:s/>`idVeiculo` INT NOT NULL AUTO_INCREMENT,<text:line-break/> <text:s/>`Nome` VARCHAR(45) NOT NULL,<text:line-break/> <text:s/>`Placa` VARCHAR(45) NOT NULL,<text:line-break/> <text:s/>`Chassi` VARCHAR(45) NOT NULL,<text:line-break/> <text:s/>`Cor` VARCHAR(45) NULL,<text:line-break/> <text:s/>`Modelo` VARCHAR(45) NULL,<text:line-break/> <text:s/>`Ano` INT NOT NULL,<text:line-break/> <text:s/>`Cliente_idCliente` INT NOT NULL,<text:line-break/> <text:s/>PRIMARY KEY (`idVeiculo`, `Cliente_idCliente`),<text:line-break/> <text:s/>INDEX `fk_Veiculo_Cliente1_idx` (`Cliente_idCliente` ASC) VISIBLE,<text:line-break/> <text:s/>UNIQUE INDEX `Placa_UNIQUE` (`Placa` ASC) VISIBLE,<text:line-break/> <text:s/>UNIQUE INDEX `Chassi_UNIQUE` (`Chassi` ASC) VISIBLE,<text:line-break/> <text:s/>CONSTRAINT `fk_Veiculo_Cliente1`<text:line-break/> <text:s text:c="3"/>FOREIGN KEY (`Cliente_idCliente`)<text:line-break/> <text:s text:c="3"/>REFERENCES `mydb`.`Cliente` (`idCliente`)<text:line-break/> <text:s text:c="3"/>ON DELETE NO ACTION<text:line-break/> <text:s text:c="3"/>ON UPDATE NO ACTION);<text:line-break/><text:line-break/><text:line-break/><text:soft-page-break/>-- -----------------------------------------------------<text:line-break/>-- Table `mydb`.`OrdemdeServico`<text:line-break/>-- -----------------------------------------------------<text:line-break/>CREATE TABLE IF NOT EXISTS `mydb`.`OrdemdeServico` (<text:line-break/> <text:s/>`idOrdemdeServico` INT NOT NULL AUTO_INCREMENT,<text:line-break/> <text:s/>`NumeroOS` VARCHAR(45) NOT NULL,<text:line-break/> <text:s/>`dataEmissaoOS` DATE NOT NULL,<text:line-break/> <text:s/>`ValorOS` FLOAT NOT NULL,<text:line-break/> <text:s/>`StatusOS` VARCHAR(45) NOT NULL,<text:line-break/> <text:s/>`DataConclusaoOS` DATE NOT NULL,<text:line-break/> <text:s/>`Cliente_idCliente` INT NOT NULL,<text:line-break/> <text:s/>PRIMARY KEY (`idOrdemdeServico`, `Cliente_idCliente`),<text:line-break/> <text:s/>INDEX `fk_OrdemdeServico_Cliente1_idx` (`Cliente_idCliente` ASC) VISIBLE,<text:line-break/> <text:s/>UNIQUE INDEX `NumeroOS_UNIQUE` (`NumeroOS` ASC) VISIBLE,<text:line-break/> <text:s/>CONSTRAINT `fk_OrdemdeServico_Cliente1`<text:line-break/> <text:s text:c="3"/>FOREIGN KEY (`Cliente_idCliente`)<text:line-break/> <text:s text:c="3"/>REFERENCES `mydb`.`Cliente` (`idCliente`)<text:line-break/> <text:s text:c="3"/>ON DELETE NO ACTION<text:line-break/> <text:s text:c="3"/>ON UPDATE NO ACTION);<text:line-break/><text:line-break/><text:line-break/>-- -----------------------------------------------------<text:line-break/>-- Table `mydb`.`TabelaMaodeObra`<text:line-break/>-- -----------------------------------------------------<text:line-break/>CREATE TABLE IF NOT EXISTS `mydb`.`TabelaMaodeObra` (<text:line-break/> <text:s/>`idTabelaMaodeObra` INT NOT NULL AUTO_INCREMENT,<text:line-break/> <text:s/>`codTabelaMaodeObra` VARCHAR(45) NOT NULL,<text:line-break/> <text:s/>`NomeMaoObra` VARCHAR(45) NOT NULL,<text:line-break/> <text:s/>`Valor` FLOAT NOT NULL,<text:line-break/> <text:s/>`TipoMaodeObra` VARCHAR(45) NOT NULL,<text:line-break/> <text:s/>`TempoServico` VARCHAR(45) NOT NULL,<text:line-break/> <text:s/>`Descrição` VARCHAR(60) NULL,<text:line-break/> <text:s/>PRIMARY KEY (`idTabelaMaodeObra`),<text:line-break/> <text:s/>UNIQUE INDEX `codTabelaMaodeObra_UNIQUE` (`codTabelaMaodeObra` ASC) VISIBLE);<text:line-break/><text:line-break/><text:line-break/>-- -----------------------------------------------------<text:line-break/>-- Table `mydb`.`DisponibilidadeProduto`<text:line-break/>-- -----------------------------------------------------<text:line-break/>CREATE TABLE IF NOT EXISTS `mydb`.`DisponibilidadeProduto` (<text:line-break/> <text:s/>`Fornecedor_idFornecedor` INT NOT NULL,<text:line-break/> <text:s/>`Produto_idProduto` INT NOT NULL,<text:line-break/> <text:s/>`Quantidade` INT NOT NULL,<text:line-break/> <text:s/>PRIMARY KEY (`Fornecedor_idFornecedor`, `Produto_idProduto`),<text:line-break/> <text:s/>INDEX `fk_Fornecedor_has_Produto_Produto1_idx` (`Produto_idProduto` ASC) VISIBLE,<text:line-break/> <text:s/>INDEX `fk_Fornecedor_has_Produto_Fornecedor1_idx` (`Fornecedor_idFornecedor` ASC) VISIBLE,<text:line-break/> <text:s/>CONSTRAINT `fk_Fornecedor_has_Produto_Fornecedor1`<text:line-break/> <text:s text:c="3"/>FOREIGN KEY (`Fornecedor_idFornecedor`)<text:line-break/><text:soft-page-break/> <text:s text:c="3"/>REFERENCES `mydb`.`Fornecedor` (`idFornecedor`)<text:line-break/> <text:s text:c="3"/>ON DELETE NO ACTION<text:line-break/> <text:s text:c="3"/>ON UPDATE NO ACTION,<text:line-break/> <text:s/>CONSTRAINT `fk_Fornecedor_has_Produto_Produto1`<text:line-break/> <text:s text:c="3"/>FOREIGN KEY (`Produto_idProduto`)<text:line-break/> <text:s text:c="3"/>REFERENCES `mydb`.`Produto` (`idProduto`)<text:line-break/> <text:s text:c="3"/>ON DELETE NO ACTION<text:line-break/> <text:s text:c="3"/>ON UPDATE NO ACTION);<text:line-break/><text:line-break/><text:line-break/>-- -----------------------------------------------------<text:line-break/>-- Table `mydb`.`Orcamento`<text:line-break/>-- -----------------------------------------------------<text:line-break/>CREATE TABLE IF NOT EXISTS `mydb`.`Orcamento` (<text:line-break/> <text:s/>`idOrcamento` INT NOT NULL AUTO_INCREMENT,<text:line-break/> <text:s/>`TempoEmDias` VARCHAR(45) NOT NULL,<text:line-break/> <text:s/>`codOrcamento` VARCHAR(45) NOT NULL,<text:line-break/> <text:s/>`Equipe_idEquipe` INT NOT NULL,<text:line-break/> <text:s/>`Veiculo_idVeiculo` INT NOT NULL,<text:line-break/> <text:s/>`Veiculo_Cliente_idCliente` INT NOT NULL,<text:line-break/> <text:s/>PRIMARY KEY (`idOrcamento`, `Equipe_idEquipe`, `Veiculo_idVeiculo`, `Veiculo_Cliente_idCliente`),<text:line-break/> <text:s/>INDEX `fk_Orçamento_Equipe1_idx` (`Equipe_idEquipe` ASC) VISIBLE,<text:line-break/> <text:s/>INDEX `fk_Orçamento_Veiculo1_idx` (`Veiculo_idVeiculo` ASC, `Veiculo_Cliente_idCliente` ASC) VISIBLE,<text:line-break/> <text:s/>CONSTRAINT `fk_Orçamento_Equipe1`<text:line-break/> <text:s text:c="3"/>FOREIGN KEY (`Equipe_idEquipe`)<text:line-break/> <text:s text:c="3"/>REFERENCES `mydb`.`Equipe` (`idEquipe`)<text:line-break/> <text:s text:c="3"/>ON DELETE NO ACTION<text:line-break/> <text:s text:c="3"/>ON UPDATE NO ACTION,<text:line-break/> <text:s/>CONSTRAINT `fk_Orçamento_Veiculo1`<text:line-break/> <text:s text:c="3"/>FOREIGN KEY (`Veiculo_idVeiculo` , `Veiculo_Cliente_idCliente`)<text:line-break/> <text:s text:c="3"/>REFERENCES `mydb`.`Veiculo` (`idVeiculo` , `Cliente_idCliente`)<text:line-break/> <text:s text:c="3"/>ON DELETE NO ACTION<text:line-break/> <text:s text:c="3"/>ON UPDATE NO ACTION);<text:line-break/><text:line-break/><text:line-break/>-- -----------------------------------------------------<text:line-break/>-- Table `mydb`.`OrcamentoTabelaMaodeObra`<text:line-break/>-- -----------------------------------------------------<text:line-break/>CREATE TABLE IF NOT EXISTS `mydb`.`OrcamentoTabelaMaodeObra` (<text:line-break/> <text:s/>`Orcamento_idOrcamento` INT NOT NULL,<text:line-break/> <text:s/>`Orcamento_Equipe_idEquipe` INT NOT NULL,<text:line-break/> <text:s/>`Orcamento_Veiculo_idVeiculo` INT NOT NULL,<text:line-break/> <text:s/>`Orcamento_Veiculo_Cliente_idCliente` INT NOT NULL,<text:line-break/> <text:s/>`TabelaMaodeObra_idTabelaMaodeObra` INT NOT NULL,<text:line-break/> <text:s/>`Quantidade` INT NOT NULL,<text:line-break/> <text:s/>PRIMARY KEY (`Orcamento_idOrcamento`, `Orcamento_Equipe_idEquipe`, `Orcamento_Veiculo_idVeiculo`, `Orcamento_Veiculo_Cliente_idCliente`, <text:soft-page-break/>`TabelaMaodeObra_idTabelaMaodeObra`),<text:line-break/> <text:s/>INDEX `fk_Orcamento_has_TabelaMaodeObra_TabelaMaodeObra1_idx` (`TabelaMaodeObra_idTabelaMaodeObra` ASC) VISIBLE,<text:line-break/> <text:s/>INDEX `fk_Orcamento_has_TabelaMaodeObra_Orcamento1_idx` (`Orcamento_idOrcamento` ASC, `Orcamento_Equipe_idEquipe` ASC, `Orcamento_Veiculo_idVeiculo` ASC, `Orcamento_Veiculo_Cliente_idCliente` ASC) VISIBLE,<text:line-break/> <text:s/>CONSTRAINT `fk_Orcamento_has_TabelaMaodeObra_Orcamento1`<text:line-break/> <text:s text:c="3"/>FOREIGN KEY (`Orcamento_idOrcamento` , `Orcamento_Equipe_idEquipe` , `Orcamento_Veiculo_idVeiculo` , `Orcamento_Veiculo_Cliente_idCliente`)<text:line-break/> <text:s text:c="3"/>REFERENCES `mydb`.`Orcamento` (`idOrcamento` , `Equipe_idEquipe` , `Veiculo_idVeiculo` , `Veiculo_Cliente_idCliente`)<text:line-break/> <text:s text:c="3"/>ON DELETE NO ACTION<text:line-break/> <text:s text:c="3"/>ON UPDATE NO ACTION,<text:line-break/> <text:s/>CONSTRAINT `fk_Orcamento_has_TabelaMaodeObra_TabelaMaodeObra1`<text:line-break/> <text:s text:c="3"/>FOREIGN KEY (`TabelaMaodeObra_idTabelaMaodeObra`)<text:line-break/> <text:s text:c="3"/>REFERENCES `mydb`.`TabelaMaodeObra` (`idTabelaMaodeObra`)<text:line-break/> <text:s text:c="3"/>ON DELETE NO ACTION<text:line-break/> <text:s text:c="3"/>ON UPDATE NO ACTION);<text:line-break/><text:line-break/><text:line-break/>-- -----------------------------------------------------<text:line-break/>-- Table `mydb`.`ProdutoOrcamento`<text:line-break/>-- -----------------------------------------------------<text:line-break/>CREATE TABLE IF NOT EXISTS `mydb`.`ProdutoOrcamento` (<text:line-break/> <text:s/>`Produto_idProduto` INT NOT NULL,<text:line-break/> <text:s/>`Orcamento_idOrcamento` INT NOT NULL,<text:line-break/> <text:s/>`Orcamento_Equipe_idEquipe` INT NOT NULL,<text:line-break/> <text:s/>`Orcamento_Veiculo_idVeiculo` INT NOT NULL,<text:line-break/> <text:s/>`Orcamento_Veiculo_Cliente_idCliente` INT NOT NULL,<text:line-break/> <text:s/>`Quantidade` INT NOT NULL,<text:line-break/> <text:s/>PRIMARY KEY (`Produto_idProduto`, `Orcamento_idOrcamento`, `Orcamento_Equipe_idEquipe`, `Orcamento_Veiculo_idVeiculo`, `Orcamento_Veiculo_Cliente_idCliente`),<text:line-break/></text:p>
      <text:p text:style-name="P5"><text:s text:c="2"/>INDEX `fk_Produto_has_Orcamento_Orcamento1_idx` (`Orcamento_idOrcamento` ASC, `Orcamento_Equipe_idEquipe` ASC, `Orcamento_Veiculo_idVeiculo` ASC, `Orcamento_Veiculo_Cliente_idCliente` ASC) VISIBLE,<text:line-break/> <text:s/>INDEX `fk_Produto_has_Orcamento_Produto1_idx` (`Produto_idProduto` ASC) VISIBLE,<text:line-break/> <text:s/>CONSTRAINT `fk_Produto_has_Orcamento_Produto1`<text:line-break/> <text:s text:c="3"/>FOREIGN KEY (`Produto_idProduto`)<text:line-break/> <text:s text:c="3"/>REFERENCES `mydb`.`Produto` (`idProduto`)<text:line-break/> <text:s text:c="3"/>ON DELETE NO ACTION<text:line-break/> <text:s text:c="3"/>ON UPDATE NO ACTION,<text:line-break/> <text:s/>CONSTRAINT `fk_Produto_has_Orcamento_Orcamento1`<text:line-break/> <text:s text:c="3"/>FOREIGN KEY (`Orcamento_idOrcamento` , `Orcamento_Equipe_idEquipe` , `Orcamento_Veiculo_idVeiculo` , `Orcamento_Veiculo_Cliente_idCliente`)<text:line-break/> <text:s text:c="3"/>REFERENCES `mydb`.`Orcamento` (`idOrcamento` , `Equipe_idEquipe` , `Veiculo_idVeiculo` , `Veiculo_Cliente_idCliente`)<text:line-break/> <text:s text:c="3"/>ON DELETE NO ACTION<text:line-break/> <text:s text:c="3"/>ON UPDATE NO ACTION);<text:line-break/><text:soft-page-break/><text:line-break/><text:line-break/>-- -----------------------------------------------------<text:line-break/>-- Table `mydb`.`OrcamentoOrdemdeServico`<text:line-break/>-- -----------------------------------------------------<text:line-break/>CREATE TABLE IF NOT EXISTS `mydb`.`OrcamentoOrdemdeServico` (<text:line-break/> <text:s/>`Orcamento_idOrcamento` INT NOT NULL,<text:line-break/> <text:s/>`Orcamento_Equipe_idEquipe` INT NOT NULL,<text:line-break/> <text:s/>`Orcamento_Veiculo_idVeiculo` INT NOT NULL,<text:line-break/> <text:s/>`Orcamento_Veiculo_Cliente_idCliente` INT NOT NULL,<text:line-break/> <text:s/>`OrdemdeServico_idOrdemdeServico` INT NOT NULL,<text:line-break/> <text:s/>`OrdemdeServico_Cliente_idCliente` INT NOT NULL,<text:line-break/> <text:s/>PRIMARY KEY (`Orcamento_idOrcamento`, `Orcamento_Equipe_idEquipe`, `Orcamento_Veiculo_idVeiculo`, `Orcamento_Veiculo_Cliente_idCliente`, `OrdemdeServico_idOrdemdeServico`, `OrdemdeServico_Cliente_idCliente`),<text:line-break/> <text:s/>INDEX `fk_Orcamento_has_OrdemdeServico_OrdemdeServico1_idx` (`OrdemdeServico_idOrdemdeServico` ASC, `OrdemdeServico_Cliente_idCliente` ASC) VISIBLE,<text:line-break/> <text:s/>INDEX `fk_Orcamento_has_OrdemdeServico_Orcamento1_idx` (`Orcamento_idOrcamento` ASC, `Orcamento_Equipe_idEquipe` ASC, `Orcamento_Veiculo_idVeiculo` ASC, `Orcamento_Veiculo_Cliente_idCliente` ASC) VISIBLE,<text:line-break/> <text:s/>CONSTRAINT `fk_Orcamento_has_OrdemdeServico_Orcamento1`<text:line-break/> <text:s text:c="3"/>FOREIGN KEY (`Orcamento_idOrcamento` , `Orcamento_Equipe_idEquipe` , `Orcamento_Veiculo_idVeiculo` , `Orcamento_Veiculo_Cliente_idCliente`)<text:line-break/> <text:s text:c="3"/>REFERENCES `mydb`.`Orcamento` (`idOrcamento` , `Equipe_idEquipe` , `Veiculo_idVeiculo` , `Veiculo_Cliente_idCliente`)<text:line-break/> <text:s text:c="3"/>ON DELETE NO ACTION<text:line-break/> <text:s text:c="3"/>ON UPDATE NO ACTION,<text:line-break/> <text:s/>CONSTRAINT `fk_Orcamento_has_OrdemdeServico_OrdemdeServico1`<text:line-break/> <text:s text:c="3"/>FOREIGN KEY (`OrdemdeServico_idOrdemdeServico` , `OrdemdeServico_Cliente_idCliente`)<text:line-break/> <text:s text:c="3"/>REFERENCES `mydb`.`OrdemdeServico` (`idOrdemdeServico` , `Cliente_idCliente`)<text:line-break/> <text:s text:c="3"/>ON DELETE NO ACTION<text:line-break/> <text:s text:c="3"/>ON UPDATE NO ACTION);<text:line-break/><text:line-break/><text:line-break/></text:p>
      <text:p text:style-name="P2">INSERT INTO mydb.Cliente ( <text:s/>Nome, CPFCNPJ , Contato , Email) VALUES<text:line-break/><text:tab/><text:tab/><text:tab/><text:tab/><text:tab/>( 'Raphael', '40691318000180' , <text:s/>'111111111' , 'raphaelbola@gmail.com' ),<text:line-break/> <text:s text:c="19"/>( 'Clara', '97399667055' , '222222222' , 'claramaria@gmail.com' ),<text:line-break/> <text:s text:c="19"/>( 'Daniel', <text:s/>'73100730020' , '333333333' , 'danidani@gmail.com' ),<text:line-break/> <text:s text:c="19"/>( 'Dany', <text:s/>'61178185052' , '444444444' , 'danyely@gmail.com' ),<text:line-break/> <text:s text:c="19"/>( 'Maria', '67246682040' , <text:s/>'555555555' , 'Mariaflor@gmail.com' ),<text:line-break/> <text:s text:c="19"/>( 'Thiago', '09254500062' , '666666666' , 'thiaguinho@gmail.com' ),<text:line-break/> <text:s text:c="19"/>( 'Giovana', '23222224021' , <text:s/>'777777777' , 'gigi@gmail.com' <text:s/>),<text:line-break/> <text:s text:c="19"/>( 'Carla', '65222774090' , <text:s text:c="2"/>'888888888' , 'carlita@gmail.com' <text:s/>),<text:line-break/> <text:s text:c="19"/>( 'Thais', '84644498017' , '999999999' , 'thaisnunes@gmail.com' <text:s/>),<text:line-break/> <text:s text:c="19"/>( 'Oliver', '54224387018' , '121212121' , 'olivergueen@gmail.com' <text:s/>),<text:line-break/> <text:s text:c="19"/>( 'Michel', '53496748036' , '131313131' , 'mjackson@gmail.com' <text:s/>),<text:line-break/> <text:s text:c="19"/>( 'Danusa', '85759139053' , '141414141' , 'danuliva@gmail.com' <text:s/>),<text:line-break/> <text:s text:c="19"/>( 'Judite', '05160881069' , '988889898' , 'juditinha@gmail.com' <text:s/>);</text:p>
      <text:p text:style-name="P1"/>
      <text:p text:style-name="P1">INSERT INTO mydb.equipe ( <text:s/>NomeEquipe) VALUES<text:line-break/><text:tab/><text:tab/><text:tab/><text:tab/><text:tab/>( 'Master'),<text:line-break/> <text:s text:c="19"/>( 'Troca'),<text:line-break/> <text:s text:c="19"/>( 'Conserto'),<text:line-break/> <text:s text:c="19"/>( 'Reforma');</text:p>
      <text:p text:style-name="P1"/>
      <text:p text:style-name="P1">INSERT INTO mydb.colaborador( NomeColaborador , CPF , codColaborador , endereco , <text:s/>Especialide , Equipe_idEquipe) VALUES<text:line-break/> <text:s text:c="5"/>( 'Linderberg' , '12321142132', 0001 , 'Grande Cocalzinho' , 'Mecanico Chefe', 1),<text:line-break/> <text:s text:c="5"/>( 'Gilberto' , '11223123213', 0002 , 'Manaus' , 'Trocador Chefe', 2),<text:line-break/> <text:s text:c="5"/>( 'Mario', '2142521125', 0003 , 'Rezende' , 'Reparador Chefe', 3), <text:line-break/> <text:s text:c="5"/>( 'Torredo', '69696969696', 0004 , 'Maiame' , 'Tunnig Chefe', 4),<text:line-break/> <text:s text:c="5"/>( 'Biel' , '15531132213', 0005 , 'Cocalina' , 'Mecanico ', 1),<text:line-break/> <text:s text:c="5"/>( 'Eduardo' , '11415531132', 0006 , 'Cocalina' , 'Mecanico ', 1),<text:line-break/> <text:s text:c="5"/>( 'Gundal' <text:s/>, '44441232131', 0007 , 'Manaus' , 'Trocador', 2),<text:line-break/> <text:s text:c="5"/>( 'Gilberto' , '22232131538', 0008 , 'Finlandia' , 'Trocador', 2),<text:line-break/> <text:s text:c="5"/>( 'Luige' , '21425211252', 0009 , 'Rezende' , 'Reparador', 3),<text:line-break/> <text:s text:c="5"/>( 'Toddy' , '12321425211', 0010 , 'Rezende' , 'Reparador', 3), <text:s text:c="25"/><text:line-break/> <text:s text:c="5"/>( 'Mia' , '96969696900', 0011 , 'Maiame' , 'Tunnig', 4),<text:line-break/> <text:s text:c="5"/>( 'Bryan' , '69696969677', 0012 , 'Ney York' , 'Tunnig', 4);</text:p>
      <text:p text:style-name="P1"/>
      <text:p text:style-name="P1"/>
      <text:p text:style-name="P1">INSERT INTO mydb.fornecedor (Razao , CNPJ , Contato , Email) VALUES<text:line-break/><text:tab/><text:tab/><text:tab/><text:tab/><text:tab/>( 'So reparos LTDA' , '46603601000190', 4122512 , 'Grande Cocalzinho@gmail.com'),<text:line-break/> <text:s text:c="19"/>( 'Neon LTDA' , '53428628000159', 12422133 , 'Manaus@gmail.com'),<text:line-break/> <text:s text:c="19"/>( 'COPAS LTDA', '36400849000108', 61243411 , 'Rezende@gmail.com'),<text:line-break/> <text:s text:c="19"/>( 'Fast and FURRIOS LTDA', '325724550', 5123325 , <text:a xlink:type="simple" xlink:href="mailto:'Maiame@gmail.com" text:style-name="Internet_20_link" text:visited-style-name="Visited_20_Internet_20_Link">'Maiame@gmail.com</text:a>');</text:p>
      <text:p text:style-name="P1"/>
      <text:p text:style-name="P1"/>
      <text:p text:style-name="P1"/>
      <text:p text:style-name="P1"/>
      <text:p text:style-name="P1"/>
      <text:p text:style-name="P1"><text:soft-page-break/>INSERT INTO mydb.veiculo (Nome, Placa, Chassi, Cor, Modelo, Ano, Cliente_idCliente) VALUES<text:line-break/><text:tab/>( 'Charade TS/TSi', 'HPR8494' , '5BRGJIEIER1457534' , 'Preto' , '1.5 16V' , '1994', 1 ),<text:line-break/> <text:s text:c="3"/>( 'TOPIC FURGAO' <text:s/>, 'KWH0775' , '5BRGJIEIER9457312' , 'Azul' , '2.0 16V 4p' , '2009', 1 ),<text:line-break/> <text:s text:c="3"/>( 'Buggy', 'NBA8157' , '2BRGJIEIER1452680' , 'Bege' , 'V' , '1985', 2 ),<text:line-break/> <text:s text:c="3"/>( 'Mini Cooper', 'NDS4448' , '1BRGJIEIER1411134' , 'Branco' , '1.3' , '1992', 3 ),<text:line-break/> <text:s text:c="3"/>( 'H1', 'NAI8265' , '9BRGJIEIER1785932' , 'Preto' , '1.8 20V Turbo 180cv 2p' , '2005', 4 ),<text:line-break/> <text:s text:c="3"/>( 'MINI STAR CSB', 'JHS6630' , '5BRGJIEIER4695218' , 'Vermelho' , '1.0 8V 53cv' , '2012', 5 ),<text:line-break/> <text:s text:c="3"/>( '2500 LARAMIE', 'KTL3978' , '5BRGJIEIER5298651' , 'Vermelho' , '6.7 TDI <text:s/>CD 4x4 Diesel' , '2012', 6 ),<text:line-break/> <text:s text:c="3"/>( 'S-18', 'NET2057' , '5BRGJIEIER1643528' , 'Branco' , '1.3 16V Flex' , '2010', 7 ),<text:line-break/> <text:s text:c="3"/>( '147', 'MAX5355' , '5BRGJIEIER1640080' , 'Verde' , 'Furg Fiat' , '1985', 8 ),<text:line-break/> <text:s text:c="3"/>( 'X30 VAN', 'KEI2654' , '5BRGJIEIER3662957' , 'Amarelo' , '1.3 16V Mec.' , '2014', 9 ),<text:line-break/> <text:s text:c="3"/>( '911', 'MXC8801' , '5BRGJIEIER1105802' , 'Cinza' , 'Turbo Coup' , '1995', 10 ),<text:line-break/> <text:s text:c="3"/>( 'MARRU', 'KAL1386' , '5BRGJIEIER7784936' , 'Marrom' , 'Agrale' , '2007', 11 ),<text:line-break/> <text:s text:c="3"/>( '530 TALENT', 'MVD9528' , '5BRGJIEIER9985024' , 'Azul' , '1.5 16V 103cv 4p' , '2015', 12 ),<text:line-break/> <text:s text:c="3"/>( 'Towner Glass Van', 'JDO4947' , '5BRGJIEIER8859300' , 'Azul' , 'Asia Motors' , '1993', 13 );</text:p>
      <text:p text:style-name="P1"/>
      <text:p text:style-name="P1"/>
      <text:p text:style-name="P1">INSERT INTO mydb.Tabelamaodeobra(codTabelaMaodeObra, NomeMaoObra, Valor, TipoMaodeObra, TempoServico, Descrição) VALUES<text:line-break/><text:tab/>( 0001 , 'Troca de oleo' , 200.00 , 'Manual' , '4 horas' , 'troca de fluidos' ),<text:line-break/> <text:s text:c="3"/>( 0002 , 'Lanternagem' , 100.00 , 'Manual' , '1 horas' , 'avaliar e troca de lanternagem' ),<text:line-break/> <text:s text:c="3"/>( 0003 , 'Troca de pneu' , 50.00 , 'Manual' , '0.5 horas' , 'avaliar e troca de pneu' ),<text:line-break/> <text:s text:c="3"/>( 0004 , '`Pintura' , 2000.00 , 'Manual' , '96 horas' , 'avaliar e pintura' ),<text:line-break/> <text:s text:c="3"/>( 0005 , 'Martelo de Ouro' , 150.00 , 'Manual' , '2 horas' , 'avaliar e arrumar' ),<text:line-break/> <text:s text:c="3"/>( 0006 , 'Revisão' , 500.00 , 'Manual' , '12 horas' , 'avaliar e arrumar REVISAO' ),<text:line-break/> <text:s text:c="3"/>( 0007 , 'Alinhamento' , 800.00 , 'Manual' , '6 horas' , 'avaliar e arrumar alinhamento' ),<text:line-break/> <text:s text:c="3"/>( 0008 , 'Pelicula completa' , 1200.00 , 'Manual' , '8 horas' , 'avaliar e arrumar pelicula' ),<text:line-break/> <text:s text:c="3"/>( 0009 , 'Pelicula parcial' , 800.00 , 'Manual' , '4 horas' , 'avaliar e arrumar pelicula' ),<text:line-break/> <text:s text:c="3"/>( 0010 , 'Ar Condicionado' , 400.00 , 'Manual' , '2 horas' , 'avaliar e arrumar AR' ),<text:line-break/> <text:s text:c="3"/>( 0011 , 'Escapamento' , 900.00 , 'Manual' , '6 horas' , 'avaliar e arrumar escapamento' ),<text:line-break/> <text:s text:c="3"/>( 0012 , 'Eletrica Vidros' , 300.00 , 'Manual' , '3 horas' , 'avaliar e arrumar vidros' );</text:p>
      <text:p text:style-name="P1"/>
      <text:p text:style-name="P1"/>
      <text:p text:style-name="P1">INSERT INTO mydb.produto(Nome, TipoProduto, Valor, Descricao) VALUES<text:line-break/><text:tab/>( 'Shampoo Automotivo', 'Limpeza' , 70.00 , 'Limpeza' ),<text:line-break/> <text:s text:c="3"/>( 'Lavadora de Alta Pressão', 'Limpeza' , 700.00 , 'Eletrodomestico' ),<text:line-break/> <text:s text:c="3"/>( 'Pano de Microfibra', 'Limpeza' , 30.00 , 'Tecido' ),<text:line-break/> <text:s text:c="3"/>( 'Cera Automotiva', 'Limpeza' , 120.00 , 'Limpeza' ),<text:line-break/> <text:s text:c="3"/>( 'Aspirador de Po automotivo', 'Limpeza' , 400.00 , 'Eletrodomestico' ),<text:line-break/> <text:s text:c="3"/>( 'Revitalizador de Pneus', 'Limpeza' , 50.00 , 'Limpeza' ),<text:line-break/> <text:s text:c="3"/>( 'Neutralizador de Odores', 'Limpeza' , 20.00 , 'Limpeza' ),</text:p>
      <text:p text:style-name="P1">( 'Pneu', 'Equipamento' , 170.00 , 'Parte Automotiva' ),<text:line-break/> <text:s text:c="3"/>( 'Motor', 'Equipamento' , 1700.00 , 'Parte Automotiva' ),<text:line-break/> <text:s text:c="3"/>( 'Vidro', 'Equipamento' , 330.00 , 'Parte Automotiva' ),<text:line-break/> <text:s text:c="3"/>( 'Som', 'Equipamento' , 1120.00 , 'Eletrodomestico' ),<text:line-break/> <text:s text:c="3"/>( 'Estofado', 'Tecido' , 700.00 , 'Tecido' );</text:p>
      <text:p text:style-name="P1"/>
      <text:p text:style-name="P1"/>
      <text:p text:style-name="P1"><text:soft-page-break/>INSERT INTO mydb.disponibilidadeproduto(Fornecedor_idFornecedor, Produto_idProduto, Quantidade) VALUES<text:line-break/><text:tab/>( 3 , 1 , 100),<text:line-break/> <text:s text:c="3"/>( 2 , 2 , 25),<text:line-break/> <text:s text:c="3"/>( 3 , 3 , 1000),<text:line-break/> <text:s text:c="3"/>( 3 , 4 , 80),<text:line-break/> <text:s text:c="3"/>( 2 , 5 , 30),<text:line-break/> <text:s text:c="3"/>( 3 , 6 , 500),<text:line-break/> <text:s text:c="3"/>( 3 , 7 , 300),<text:line-break/> <text:s text:c="3"/>( 1 , 8 , 50),<text:line-break/> <text:s text:c="3"/>( 1 , 9 , 10),<text:line-break/> <text:s text:c="3"/>( 1 , 10 , 20),<text:line-break/> <text:s text:c="3"/>( 4 , 11 , 10),<text:line-break/> <text:s text:c="3"/>( 4 , 12 , 30);<text:line-break/> <text:s text:c="3"/><text:line-break/> <text:s text:c="3"/></text:p>
      <text:p text:style-name="P1">INSERT INTO mydb.orcamento(TempoEmDias, codOrcamento, Equipe_idEquipe, Veiculo_idVeiculo, Veiculo_Cliente_idCliente) VALUES<text:line-break/><text:tab/>( 0 , 0001 , 1, 1 , 1),<text:line-break/> <text:s text:c="3"/>( 0 , 0002 , 3, 2 , 1),<text:line-break/> <text:s text:c="3"/>( 0 , 0003 , 4, 3 , 2),<text:line-break/> <text:s text:c="3"/>( 3 , 0004 , 2, 4 , 3),<text:line-break/> <text:s text:c="3"/>( 0 , 0005 , 2, 5 , 4),<text:line-break/> <text:s text:c="3"/>( 2 , 0006 , 4, 6 , 5),<text:line-break/> <text:s text:c="3"/>( 0 , 0007 , 2, 7 , 6),<text:line-break/> <text:s text:c="3"/>( 2 , 0008 , 1, 8 , 7),<text:line-break/> <text:s text:c="3"/>( 0 , 0009 , 3, 9 , 8),<text:line-break/> <text:s text:c="3"/>( 0 , 0010 , 4, 10 , 9),<text:line-break/> <text:s text:c="3"/>( 0 , 0011 , 4, 11 , 10),<text:line-break/> <text:s text:c="3"/>( 1 , 0012 , 1, 12 , 11),<text:line-break/> <text:s text:c="3"/>( 0 , 0013 , 2, 13 , 12),<text:line-break/> <text:s text:c="3"/>( 1 , 0014 , 3, 14 , 13);</text:p>
      <text:p text:style-name="P1"/>
      <text:p text:style-name="P1"/>
      <text:p text:style-name="P1">INSERT INTO mydb.produtoorcamento(Produto_idProduto, Orcamento_idOrcamento, Orcamento_Equipe_idEquipe, Orcamento_Veiculo_idVeiculo, Orcamento_Veiculo_Cliente_idCliente, Quantidade) VALUES<text:line-break/>( 1, 1,<text:tab/>1,<text:tab/>1,<text:tab/>1,<text:tab/>1),<text:line-break/>( 3, 1,<text:tab/>1,<text:tab/>1,<text:tab/>1,<text:tab/>2),<text:line-break/>( 11, 1,<text:tab/>1,<text:tab/>1,<text:tab/>1,<text:tab/>2),<text:line-break/>(8,<text:tab/>2,<text:tab/>3,<text:tab/>2,<text:tab/>1,<text:tab/>1),<text:line-break/>(9,<text:tab/>3,<text:tab/>4,<text:tab/>3,<text:tab/>2,<text:tab/>3),<text:line-break/>(10,<text:tab/>4,<text:tab/>2,<text:tab/>4,<text:tab/>3,<text:tab/>10),<text:line-break/>(12,<text:tab/>5,<text:tab/>2,<text:tab/>5,<text:tab/>4,<text:tab/>8),<text:line-break/>(11,<text:tab/>6,<text:tab/>4,<text:tab/>6,<text:tab/>5,<text:tab/>2),<text:line-break/>(2,<text:tab/>7,<text:tab/>2,<text:tab/>7,<text:tab/>6,<text:tab/>5),<text:line-break/>(4,<text:tab/>8,<text:tab/>1,<text:tab/>8,<text:tab/>7,<text:tab/>7),<text:line-break/>(5,<text:tab/>9,<text:tab/>3,<text:tab/>9,<text:tab/>8,<text:tab/>5),<text:line-break/>(6,<text:tab/>10,<text:tab/>4,<text:tab/>10,<text:tab/>9,<text:tab/>1),<text:line-break/><text:soft-page-break/>(7,<text:tab/>11,<text:tab/>4,<text:tab/>11,<text:tab/>10,<text:tab/>1),<text:line-break/>(8,<text:tab/>12,<text:tab/>1,<text:tab/>12,<text:tab/>11,<text:tab/>2),<text:line-break/>(10,<text:tab/>13,<text:tab/>2,<text:tab/>13,<text:tab/>12,<text:tab/>4),<text:line-break/>(12,<text:tab/>14,<text:tab/>3,<text:tab/>14,<text:tab/>13,<text:tab/>3);<text:line-break/> <text:s text:c="3"/></text:p>
      <text:p text:style-name="P1"/>
      <text:p text:style-name="P1"/>
      <text:p text:style-name="P1">INSERT INTO mydb.orcamentotabelamaodeobra(Orcamento_idOrcamento, Orcamento_Equipe_idEquipe, Orcamento_Veiculo_idVeiculo, Orcamento_Veiculo_Cliente_idCliente, TabelaMaodeObra_idTabelaMaodeObra, Quantidade) VALUES<text:line-break/>(1,<text:tab/>1,<text:tab/>1,<text:tab/>1,<text:tab/>1,<text:tab/>1),<text:line-break/>(2,<text:tab/>3,<text:tab/>2,<text:tab/>1,<text:tab/>2,<text:tab/>1),<text:line-break/>(3,<text:tab/>4,<text:tab/>3,<text:tab/>2,<text:tab/>3,<text:tab/>2),<text:line-break/>(4,<text:tab/>2,<text:tab/>4,<text:tab/>3,<text:tab/>4,<text:tab/>1),<text:line-break/>(5,<text:tab/>2,<text:tab/>5,<text:tab/>4,<text:tab/>5,<text:tab/>2),<text:line-break/>(6,<text:tab/>4,<text:tab/>6,<text:tab/>5,<text:tab/>6,<text:tab/>1),<text:line-break/>(7,<text:tab/>2,<text:tab/>7,<text:tab/>6,<text:tab/>7,<text:tab/>2),<text:line-break/>(8,<text:tab/>1,<text:tab/>8,<text:tab/>7,<text:tab/>8,<text:tab/>1),<text:line-break/>(9,<text:tab/>3,<text:tab/>9,<text:tab/>8,<text:tab/>9,<text:tab/>2),<text:line-break/>(10,<text:tab/>4,<text:tab/>10,<text:tab/>9,<text:tab/>10,<text:tab/>2),<text:line-break/>(11,<text:tab/>4,<text:tab/>11,<text:tab/>10,<text:tab/>11,<text:tab/>1),<text:line-break/>(12,<text:tab/>1,<text:tab/>12,<text:tab/>11,<text:tab/>12,<text:tab/>2),<text:line-break/>(13,<text:tab/>2,<text:tab/>13,<text:tab/>12,<text:tab/>12,<text:tab/>1),<text:line-break/>(14,<text:tab/>3,<text:tab/>14,<text:tab/>13,<text:tab/>1,<text:tab/>2);</text:p>
      <text:p text:style-name="P1"/>
      <text:p text:style-name="P1">INSERT INTO mydb.ordemdeservico(NumeroOS, dataEmissaoOS, ValorOS, StatusOS, DataConclusaoOS, Cliente_idCliente) VALUES<text:line-break/>('000001', '2021-01-16', '2970', 'Finalizador', '2021-01-16', '1'),<text:line-break/>('000002', '2021-02-03', '270', 'Finalizador', '2021-02-03', '1'),<text:line-break/>('000003', '2021-03-04', '5200', 'Finalizador', '2021-03-04', '2'),<text:line-break/>('000004', '2021-04-07', '5300', 'Finalizador', '2021-04-07', '3'),<text:line-break/>('000005', '2021-05-13', '5900', 'Finalizador', '2021-05-13', '4'),<text:line-break/>('000006', '2021-06-14', '2740', 'Finalizador', '2021-06-14', '5'),<text:line-break/>('000007', '2021-05-22', '5100', 'Finalizador', '2021-05-22', '6'),<text:line-break/>('000008', '2021-02-21', '2040', 'Finalizador', '2021-02-21', '7'),<text:line-break/>('000009', '2021-03-19', '3600', 'Finalizador', '2021-03-19', '8'),<text:line-break/>('000010', '2021-02-16', '850', 'Finalizador', '2021-02-16', '9'),<text:line-break/>('000011', '2021-01-06', '920', 'Finalizador', '2021-01-06', '10'),<text:line-break/>('000012', '2021-05-11', '940', 'Finalizador', '2021-05-11', '11'),<text:line-break/>('000013', '2021-04-16', '1620', 'Finalizador', '2021-04-16', '12'),<text:line-break/>('000014', '2021-03-23', '2500', 'Finalizador', '2021-03-23', '13');</text:p>
      <text:p text:style-name="P1"/>
      <text:p text:style-name="P1">INSERT INTO mydb.orcamentoordemdeservico(Orcamento_idOrcamento, Orcamento_Equipe_idEquipe, Orcamento_Veiculo_idVeiculo, Orcamento_Veiculo_Cliente_idCliente, OrdemdeServico_idOrdemdeServico, OrdemdeServico_Cliente_idCliente) VALUES<text:line-break/>(1,<text:tab/>1,<text:tab/>1,<text:tab/>1,<text:tab/>1,<text:tab/>1),<text:line-break/>(2,<text:tab/>3,<text:tab/>2,<text:tab/>1,<text:tab/>2,<text:tab/>1),<text:line-break/>(3,<text:tab/>4,<text:tab/>3,<text:tab/>2,<text:tab/>3,<text:tab/>2),<text:line-break/>(4,<text:tab/>2,<text:tab/>4,<text:tab/>3,<text:tab/>4,<text:tab/>3),<text:line-break/><text:soft-page-break/>(5,<text:tab/>2,<text:tab/>5,<text:tab/>4,<text:tab/>5,<text:tab/>4),<text:line-break/>(6,<text:tab/>4,<text:tab/>6,<text:tab/>5,<text:tab/>6,<text:tab/>5),<text:line-break/>(7,<text:tab/>2,<text:tab/>7,<text:tab/>6,<text:tab/>7,<text:tab/>6),<text:line-break/>(8,<text:tab/>1,<text:tab/>8,<text:tab/>7,<text:tab/>8,<text:tab/>7),<text:line-break/>(9,<text:tab/>3,<text:tab/>9,<text:tab/>8,<text:tab/>9,<text:tab/>8),<text:line-break/>(10,<text:tab/>4,<text:tab/>10,<text:tab/>9,<text:tab/>10,<text:tab/>9),<text:line-break/>(11,<text:tab/>4,<text:tab/>11,<text:tab/>10,<text:tab/>11,<text:tab/>10),<text:line-break/>(12,<text:tab/>1,<text:tab/>12,<text:tab/>11,<text:tab/>12,<text:tab/>11),<text:line-break/>(13,<text:tab/>2,<text:tab/>13,<text:tab/>12,<text:tab/>13,<text:tab/>12),<text:line-break/>(14,<text:tab/>3,<text:tab/>14,<text:tab/>13,<text:tab/>14,<text:tab/>13);</text:p>
      <text:p text:style-name="P1"/>
      <text:p text:style-name="P1"/>
      <text:p text:style-name="P1"/>
      <text:p text:style-name="P1"/>
      <text:p text:style-name="P1"/>
      <text:p text:style-name="P9">Carro por Cliente1</text:p>
      <text:p text:style-name="P4"/>
      <text:p text:style-name="P4">select * from cliente as c inner join veiculo as ve on c.idcliente = ve.Cliente_idCliente;</text:p>
      <text:p text:style-name="P4"/>
      <text:p text:style-name="P4"/>
      <text:p text:style-name="P6">Orçamento por <text:span text:style-name="T1">E</text:span>quipe <text:span text:style-name="T1">e V</text:span>eicul<text:span text:style-name="T1">o</text:span></text:p>
      <text:p text:style-name="P6"/>
      <text:p text:style-name="P4">select <text:s/>o.idOrcamento, o.Equipe_idEquipe, ve.idVeiculo, c.idCliente <text:line-break/>from cliente as c inner join veiculo as ve on c.idcliente = ve.Cliente_idCliente<text:line-break/><text:tab/><text:tab/><text:tab/><text:tab/> <text:s/>inner join orcamento as o on o.Veiculo_idVeiculo = ve.idVeiculo;</text:p>
      <text:p text:style-name="P4"/>
      <text:p text:style-name="P7">Valor de Produro e Mao de obra por ORÇAMENTO</text:p>
      <text:p text:style-name="P7"/>
      <text:p text:style-name="P7">select o.idOrcamento, sum(p.Valor*po.Quantidade) as ValorProduto , sum(ta.Valor*ot.Quantidade) as ValorMaoObra <text:line-break/>from orcamento as o inner join veiculo as ve on o.Veiculo_idVeiculo = ve.idVeiculo<text:line-break/><text:tab/><text:tab/><text:tab/><text:tab/><text:tab/>inner join produtoorcamento as po on po.Orcamento_idOrcamento = o.idOrcamento<text:line-break/> <text:s text:c="19"/>inner join produto as p on p.idProduto = po.Produto_idProduto<text:line-break/> <text:s text:c="19"/>inner join orcamentotabelamaodeobra as ot on ot.Orcamento_idOrcamento = o.idOrcamento<text:line-break/> <text:s text:c="19"/>inner join <text:s/>Tabelamaodeobra as ta on ta.idTabelaMaodeObra = ot.TabelaMaodeObra_idTabelaMaodeObra<text:line-break/> <text:s text:c="19"/>group by <text:s/>o.idOrcamento<text:line-break/> <text:s text:c="19"/>; </text:p>
      <text:p text:style-name="P7"/>
      <text:p text:style-name="P8">Valor de Produro e Mao de obra por ORÇAMENTO <text:span text:style-name="T2">+ VALOR da OS</text:span></text:p>
      <text:p text:style-name="P7"/>
      <text:p text:style-name="P7">select o.idOrcamento, sum(p.Valor*po.Quantidade) as ValorProduto , sum(ta.Valor*ot.Quantidade) as ValorMaoObra , sum((p.Valor*po.Quantidade)+(ta.Valor*ot.Quantidade)) as OS<text:line-break/>from orcamento as o inner join veiculo as ve on o.Veiculo_idVeiculo = ve.idVeiculo<text:line-break/><text:tab/><text:tab/><text:tab/><text:tab/><text:tab/>inner join produtoorcamento as po on po.Orcamento_idOrcamento = o.idOrcamento<text:line-break/> <text:s text:c="19"/>inner join produto as p on p.idProduto = po.Produto_idProduto<text:line-break/> <text:s text:c="19"/>inner join orcamentotabelamaodeobra as ot on ot.Orcamento_idOrcamento = o.idOrcamento<text:line-break/> <text:s text:c="19"/>inner join <text:s/>Tabelamaodeobra as ta on ta.idTabelaMaodeObra = ot.TabelaMaodeObra_idTabelaMaodeObra<text:line-break/> <text:s text:c="19"/>group by <text:s/>o.idOrcamento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elect 00000001 , '2021-01-01', sum((p.Valor*po.Quantidade)+(ta.Valor*ot.Quantidade)) as OS , 'Finalizador' ,'2021-01-01', o.Veiculo_Cliente_idCliente , o.idorcamento<text:line-break/>from orcamento as o inner join veiculo as ve on o.Veiculo_idVeiculo = ve.idVeiculo<text:line-break/><text:tab/><text:tab/><text:tab/><text:tab/><text:tab/>inner join produtoorcamento as po on po.Orcamento_idOrcamento = o.idOrcamento<text:line-break/> <text:s text:c="19"/>inner join produto as p on p.idProduto = po.Produto_idProduto<text:line-break/> <text:s text:c="19"/>inner join orcamentotabelamaodeobra as ot on ot.Orcamento_idOrcamento = o.idOrcamento<text:line-break/> <text:s text:c="19"/>inner join <text:s/>Tabelamaodeobra as ta on ta.idTabelaMaodeObra = ot.TabelaMaodeObra_idTabelaMaodeObra<text:line-break/> <text:s text:c="19"/>group by <text:s/>o.idOrcament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22-09-25T21:58:15.949000000</dc:date>
    <meta:editing-duration>PT4H59M2S</meta:editing-duration>
    <meta:editing-cycles>28</meta:editing-cycles>
    <meta:document-statistic meta:table-count="0" meta:image-count="0" meta:object-count="0" meta:page-count="13" meta:paragraph-count="25" meta:word-count="2688" meta:character-count="23809" meta:non-whitespace-character-count="19629"/>
  </office:meta>
</office:document-meta>
</file>